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 table:default-cell-style-name="Default"/>
        <table:table-row table:style-name="ro1">
          <table:table-cell table:style-name="pd1" office:value-type="string" calcext:value-type="string">
            <text:p>to_annotate</text:p>
          </table:table-cell>
          <table:table-cell table:style-name="pd1" office:value-type="string" calcext:value-type="string">
            <text:p>annotate</text:p>
          </table:table-cell>
          <table:table-cell table:style-name="pd1" office:value-type="string" calcext:value-type="string">
            <text:p>solution</text:p>
          </table:table-cell>
        </table:table-row>
        <table:table-row table:style-name="ro1">
          <table:table-cell office:value-type="string" calcext:value-type="string">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calcext:value-type="string">
            <text:p>Le président colombien Gustavo Petro a dit ce mercredi vouloir se « défendre judiciairement » après avoir été qualifié de « voyou » par son homologue américain XXXX XXXX lors d’une conférence de presse. Dans le même temps, Washington a à nouveau frappé un bateau soupçonné de trafic de drogue dans l’océan Pacifique, portant le total à cinq morts en deux jours. XXXX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calcext:value-type="string">
            <text:p>Donald Trump</text:p>
          </table:table-cell>
        </table:table-row>
        <table:table-row table:style-name="ro1">
          <table:table-cell office:value-type="string" calcext:value-type="string">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calcext:value-type="string">
            <text:p>La XXXX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XXXX.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calcext:value-type="string">
            <text:p>Colombie</text:p>
          </table:table-cell>
        </table:table-row>
        <table:table-row table:style-name="ro1">
          <table:table-cell office:value-type="string" calcext:value-type="string">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calcext:value-type="string">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XXXX XXXX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calcext:value-type="string">
            <text:p>Rapa Nui</text:p>
          </table:table-cell>
        </table:table-row>
        <table:table-row table:style-name="ro1">
          <table:table-cell office:value-type="string" calcext:value-type="string">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calcext:value-type="string">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XXXX dans un communiqué, sans toutefois fournir de liste complète. Parmi eux figurent également le chef d’état-major israélien, Eyal Zamir, indique le parquet d’XXXX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calcext:value-type="string">
            <text:p>Istanbul</text:p>
          </table:table-cell>
        </table:table-row>
        <table:table-row table:style-name="ro1">
          <table:table-cell office:value-type="string" calcext:value-type="string">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calcext:value-type="string">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XXXX buscadores (« Les guerriers chercheurs »).</text:p>
          </table:table-cell>
          <table:table-cell office:value-type="string" calcext:value-type="string">
            <text:p>Guerreros</text:p>
          </table:table-cell>
        </table:table-row>
        <table:table-row table:style-name="ro1">
          <table:table-cell office:value-type="string" calcext:value-type="string">
            <text:p>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calcext:value-type="string">
            <text:p>Cette démarche était largement attendue. Les États-Unis ont retiré vendredi le président syrien par intérim Ahmed al-Chareh de leur liste noire des personnalités considérées comme terroristes, une décision symbolique à quelques jours de sa visite historique à la XXXX.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calcext:value-type="string">
            <text:p>Washington</text:p>
          </table:table-cell>
        </table:table-row>
        <table:table-row table:style-name="ro1">
          <table:table-cell office:value-type="string" calcext:value-type="string">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ont été déployés" aussitôt dans la zone de l'incident.</text:p>
          </table:table-cell>
          <table:table-cell office:value-type="string" calcext:value-type="string">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XXXX, selon un communiqué de l'armée lituanienne. Deux chasseurs Eurofighter Typhoon espagnols effectuant une mission de police aérienne de l'Otan dans les pays baltes "ont été déployés" aussitôt dans la zone de l'incident.</text:p>
          </table:table-cell>
          <table:table-cell office:value-type="string" calcext:value-type="string">
            <text:p>Kybartai</text:p>
          </table:table-cell>
        </table:table-row>
        <table:table-row table:style-name="ro1">
          <table:table-cell office:value-type="string" calcext:value-type="string">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calcext:value-type="string">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XXXX XXXX a enregistré une vidéo dans laquelle il dénonce cette incartade.</text:p>
          </table:table-cell>
          <table:table-cell office:value-type="string" calcext:value-type="string">
            <text:p>Gitanas Nauséda</text:p>
          </table:table-cell>
        </table:table-row>
        <table:table-row table:style-name="ro1">
          <table:table-cell office:value-type="string" calcext:value-type="string">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calcext:value-type="string">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XXXX XXXX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calcext:value-type="string">
            <text:p>Henri VIII</text:p>
          </table:table-cell>
        </table:table-row>
        <table:table-row table:style-name="ro1">
          <table:table-cell office:value-type="string" calcext:value-type="string">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calcext:value-type="string">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XXXX XXXX a réfutée jeudi. « Il s’agit d’une relation renforcée qui va bien au-delà des simples relations diplomatiques », a-t-il assuré.</text:p>
          </table:table-cell>
          <table:table-cell office:value-type="string" calcext:value-type="string">
            <text:p>Marco Rubio</text:p>
          </table:table-cell>
        </table:table-row>
        <table:table-row table:style-name="ro1">
          <table:table-cell office:value-type="string" calcext:value-type="string">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calcext:value-type="string">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XXXX ont donc pu suivre Lamine Yamal et les siens dans leur préparation de la rencontre de championnat qui les opposera au Celta Vigo dimanche soir (21 heures).Tous les bénéfices de cette opération seront reversés à l’association Pulseras XXXX, qui œuvre pour soutenir les enfants hospitalisés.</text:p>
          </table:table-cell>
          <table:table-cell office:value-type="string" calcext:value-type="string">
            <text:p>Blaugrana</text:p>
          </table:table-cell>
        </table:table-row>
        <table:table-row table:style-name="ro1">
          <table:table-cell office:value-type="string" calcext:value-type="string">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calcext:value-type="string">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XXXX XXXX.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calcext:value-type="string">
            <text:p>Anton Fisyura</text:p>
          </table:table-cell>
        </table:table-row>
        <table:table-row table:style-name="ro1">
          <table:table-cell office:value-type="string" calcext:value-type="string">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calcext:value-type="string">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XXXX XXXX.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calcext:value-type="string">
            <text:p>Kimberly Asa</text:p>
          </table:table-cell>
        </table:table-row>
        <table:table-row table:style-name="ro1">
          <table:table-cell office:value-type="string" calcext:value-type="string">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calcext:value-type="string">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XXX XXXX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calcext:value-type="string">
            <text:p>Xi Jinping</text:p>
          </table:table-cell>
        </table:table-row>
        <table:table-row table:style-name="ro1">
          <table:table-cell office:value-type="string" calcext:value-type="string">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calcext:value-type="string">
            <text:p>Un aéroport belge de nouveau paralysé. Cette fois, c’est l’aéroport de XXXX qui est visé ce vendredi matin par le survol d’un drone, selon plusieurs médias belges dont Le Soir et La Libre qui citent Skeyes, le gestionnaire du trafic aérien en Belgique.D’après l’aéroport de XXXX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calcext:value-type="string">
            <text:p>Liège</text:p>
          </table:table-cell>
        </table:table-row>
        <table:table-row table:style-name="ro1">
          <table:table-cell office:value-type="string" calcext:value-type="string">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calcext:value-type="string">
            <text:p>La XXXX XXXX XXXX a tiré au moins un « missile balistique non identifié » vendredi, a annoncé l’armée sud-coréenne, huit jours après le feu vert donné par Donald Trump au projet sud-coréen de construction d’un sous-marin à propulsion nucléaire. « La XXXX XXXX XXXX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calcext:value-type="string">
            <text:p>Corée du Nord</text:p>
          </table:table-cell>
        </table:table-row>
        <table:table-row table:style-name="ro1">
          <table:table-cell office:value-type="string" calcext:value-type="string">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calcext:value-type="string">
            <text:p>Jackpot : le nouveau plan de rémunération du patron de XXXX,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XXXX (sa valeur en Bourse) et d’autres objectifs économiques.</text:p>
          </table:table-cell>
          <table:table-cell office:value-type="string" calcext:value-type="string">
            <text:p>Tesla</text:p>
          </table:table-cell>
        </table:table-row>
        <table:table-row table:style-name="ro1">
          <table:table-cell office:value-type="string" calcext:value-type="string">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calcext:value-type="string">
            <text:p>Israël met ses menaces à exécution. L’armée israélienne a déclaré ce jeudi avoir frappé des sites du XXXX, dans le sud du Liban.« L’armée israélienne a lancé une série de frappes contre des cibles militaires du XXXX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XXXX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calcext:value-type="string">
            <text:p>Hezbollah</text:p>
          </table:table-cell>
        </table:table-row>
        <table:table-row table:style-name="ro1">
          <table:table-cell office:value-type="string" calcext:value-type="string">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calcext:value-type="string">
            <text:p>Dans un pays pourtant dirigé par la gauche depuis 2018, le général XXXX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XXXX les plus partagées sur Internet, figurent régulièrement la construction de barrages, la prospérité économique et la création d’un système de sécurité sociale, avec comme conclusion systématique de ces publications que « sous XXXX, on vivait mieux ».</text:p>
          </table:table-cell>
          <table:table-cell office:value-type="string" calcext:value-type="string">
            <text:p>Franco</text:p>
          </table:table-cell>
        </table:table-row>
        <table:table-row table:style-name="ro1">
          <table:table-cell office:value-type="string" calcext:value-type="string">
            <text:p>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calcext:value-type="string">
            <text:p>Le bilan de l’incendie qui a ravagé un complexe résidentiel de XXXX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calcext:value-type="string">
            <text:p>Hongkong</text:p>
          </table:table-cell>
        </table:table-row>
        <table:table-row table:style-name="ro1">
          <table:table-cell office:value-type="string" calcext:value-type="string">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calcext:value-type="string">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XXXX,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calcext:value-type="string">
            <text:p>DJI</text:p>
          </table:table-cell>
        </table:table-row>
        <table:table-row table:style-name="ro1">
          <table:table-cell office:value-type="string" calcext:value-type="string">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calcext:value-type="string">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XXXX XXXX,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calcext:value-type="string">
            <text:p>Rafaelito Alejandro</text:p>
          </table:table-cell>
        </table:table-row>
        <table:table-row table:style-name="ro1">
          <table:table-cell office:value-type="string" calcext:value-type="string">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calcext:value-type="string">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XXXX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calcext:value-type="string">
            <text:p>YouTube</text:p>
          </table:table-cell>
        </table:table-row>
        <table:table-row table:style-name="ro1">
          <table:table-cell office:value-type="string" calcext:value-type="string">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calcext:value-type="string">
            <text:p>Officiellement chevalier depuis juin dernier, l’ex-footballeur XXXX XXXX a été formellement décoré mardi par le roi Charles III lors d’une cérémonie au château de Windsor.En costume trois-pièces gris avec queue de pie et cravate assortie, XXXX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calcext:value-type="string">
            <text:p>David Beckham</text:p>
          </table:table-cell>
        </table:table-row>
        <table:table-row table:style-name="ro1">
          <table:table-cell office:value-type="string" calcext:value-type="string">
            <text:p>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calcext:value-type="string">
            <text:p>Le géant mondial du café Starbucks va céder, pour 4 milliards de dollars (3,47 milliards d’euros), 60 % du capital de sa filiale chinoise à la société d’investissement hongkongaise XXXX XXXX,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calcext:value-type="string">
            <text:p>Boyu Capital</text:p>
          </table:table-cell>
        </table:table-row>
        <table:table-row table:style-name="ro1">
          <table:table-cell office:value-type="string" calcext:value-type="string">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text:p>
          </table:table-cell>
          <table:table-cell office:value-type="string" calcext:value-type="string">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XXXX XXXX, 66 ans, de nationalité roumaine, est resté « conscient » pendant le sauvetage, avait indiqué le ministère roumain des Affaires étrangères.</text:p>
          </table:table-cell>
          <table:table-cell office:value-type="string" calcext:value-type="string">
            <text:p>Octay Stroici</text:p>
          </table:table-cell>
        </table:table-row>
        <table:table-row table:style-name="ro1">
          <table:table-cell office:value-type="string" calcext:value-type="string">
            <text:p>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calcext:value-type="string">
            <text:p>Depuis 2023, la guerre au XXXX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XXXX,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calcext:value-type="string">
            <text:p>Soudan</text:p>
          </table:table-cell>
        </table:table-row>
        <table:table-row table:style-name="ro1">
          <table:table-cell office:value-type="string" calcext:value-type="string">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calcext:value-type="string">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XXXX XXXX,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calcext:value-type="string">
            <text:p>Bernd Baumann</text:p>
          </table:table-cell>
        </table:table-row>
        <table:table-row table:style-name="ro1">
          <table:table-cell office:value-type="string" calcext:value-type="string">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calcext:value-type="string">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XXXX,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calcext:value-type="string">
            <text:p>Arizona</text:p>
          </table:table-cell>
        </table:table-row>
        <table:table-row table:style-name="ro1">
          <table:table-cell office:value-type="string" calcext:value-type="string">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calcext:value-type="string">
            <text:p>La presse et les médias anglais saluent deux hommes qui ont joué un rôle prépondérant samedi soir lors de l’attaque au couteau d’un forcené dans un train entre Doncaster (nord) et XXXX.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calcext:value-type="string">
            <text:p>Londres</text:p>
          </table:table-cell>
        </table:table-row>
        <table:table-row table:style-name="ro1">
          <table:table-cell office:value-type="string" calcext:value-type="string">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calcext:value-type="string">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XXXX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calcext:value-type="string">
            <text:p>Ukraine</text:p>
          </table:table-cell>
        </table:table-row>
        <table:table-row table:style-name="ro1">
          <table:table-cell office:value-type="string" calcext:value-type="string">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calcext:value-type="string">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XXXX XXXX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calcext:value-type="string">
            <text:p>John Magufuli</text:p>
          </table:table-cell>
        </table:table-row>
        <table:table-row table:style-name="ro1">
          <table:table-cell office:value-type="string" calcext:value-type="string">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calcext:value-type="string">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XXXX, dit « Boré », sont déjà emprisonnés. Mardi, ce sont d’autres cibles qui étaient visées, à commencer par Edgar Alves de Andrade, alias « Doca » et Pedro Paulo Guedes, dit « Pedro Bala ».</text:p>
          </table:table-cell>
          <table:table-cell office:value-type="string" calcext:value-type="string">
            <text:p>Lima</text:p>
          </table:table-cell>
        </table:table-row>
        <table:table-row table:style-name="ro1">
          <table:table-cell office:value-type="string" calcext:value-type="string">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calcext:value-type="string">
            <text:p>Elle n’avait pas d’autres choix pour continuer son activité. Une influenceuse australienne va déménager au Royaume-Uni pour éviter l’interdiction des réseaux sociaux pour les moins de 16 ans dans son pays, qui doit bientôt entrer en vigueur.Comme le rapporte la BBC, XXXX,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calcext:value-type="string">
            <text:p>Charlotte</text:p>
          </table:table-cell>
        </table:table-row>
        <table:table-row table:style-name="ro1">
          <table:table-cell office:value-type="string" calcext:value-type="string">
            <text:p>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calcext:value-type="string">
            <text:p>Un petit pas pour Kim Kardashian, un grand pas pour l’humanité. Des propos de la star de téléréalité sur la découverte de la Lune par Apollo 11 en 1969 ont occasionné une étonnante controverse sur les réseaux sociaux entre la mannequin de 45 ans… et la XXXX,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calcext:value-type="string">
            <text:p>Nasa</text:p>
          </table:table-cell>
        </table:table-row>
        <table:table-row table:style-name="ro1">
          <table:table-cell office:value-type="string" calcext:value-type="string">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calcext:value-type="string">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XXXX XXXX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calcext:value-type="string">
            <text:p>Fuerza Popular</text:p>
          </table:table-cell>
        </table:table-row>
        <table:table-row table:style-name="ro1">
          <table:table-cell office:value-type="string" calcext:value-type="string">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calcext:value-type="string">
            <text:p>Un soleil radieux réchauffe Bruxelles, ce jeudi matin, et des sourires se dessinent aux lèvres au sein du quartier des institutions européennes. Suite aux législatives néerlandaises, qui ont vu ce mercredi le favori d’extrême droite XXXX XXXX tenu en échec par le centriste pro-européen Rob Jetten, le soulagement - voire une pointe d’euphorie - est palpable chez nombre de diplomates ou hauts fonctionnaires de l’UE.Certes, le trublion europhobe XXXX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calcext:value-type="string">
            <text:p>Geert Wilders</text:p>
          </table:table-cell>
        </table:table-row>
        <table:table-row table:style-name="ro1">
          <table:table-cell office:value-type="string" calcext:value-type="string">
            <text:p>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calcext:value-type="string">
            <text:p>La XXXX prévoit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calcext:value-type="string">
            <text:p>France</text:p>
          </table:table-cell>
        </table:table-row>
        <table:table-row table:style-name="ro1">
          <table:table-cell office:value-type="string" calcext:value-type="string">
            <text:p>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calcext:value-type="string">
            <text:p>Quatre membres d’une même famille, les parents et deux enfants, ont trouvé la mort dans l’effondrement inopiné de leur immeuble dans le nord-ouest de la Turquie, a rapporté jeudi le ministère de l’Intérieur. Seule la fille âgée de 18 ans a pu être extraite vivante des ruines de cet édifice de sept étages, à XXXX, en périphérie est d’Istanbul sur la rive nord de la mer de Marmara, qui s’est effondré mercredi matin aux alentours de 7 heures (5 heures en France).</text:p>
          </table:table-cell>
          <table:table-cell office:value-type="string" calcext:value-type="string">
            <text:p>Gebze</text:p>
          </table:table-cell>
        </table:table-row>
        <table:table-row table:style-name="ro1">
          <table:table-cell office:value-type="string" calcext:value-type="string">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calcext:value-type="string">
            <text:p>La date fatidique a été fixée au 20 décembre. Ce jour-là, la présidente de la Commission européenne, Ursula von der Leyen, entend participer, à Brasília (Brésil), à une cérémonie officielle d’adoption de l’accord de libre-échange controversé entre l’XXXX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calcext:value-type="string">
            <text:p>UE</text:p>
          </table:table-cell>
        </table:table-row>
        <table:table-row table:style-name="ro1">
          <table:table-cell office:value-type="string" calcext:value-type="string">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calcext:value-type="string">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XXXX XXXX. Le ministre a demandé « aux personnes vivant près des rivières saisonnières et des zones ayant subi des glissements de terrain la nuit dernière de se déplacer vers des endroits plus sûrs ».</text:p>
          </table:table-cell>
          <table:table-cell office:value-type="string" calcext:value-type="string">
            <text:p>Kipchumba Murkomen</text:p>
          </table:table-cell>
        </table:table-row>
        <table:table-row table:style-name="ro1">
          <table:table-cell office:value-type="string" calcext:value-type="string">
            <text:p>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calcext:value-type="string">
            <text:p>Un jeune homme habillé en noir, brandissant un fusil. Non il ne s’agit pas d’un douteux costume d’XXXX,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calcext:value-type="string">
            <text:p>Halloween</text:p>
          </table:table-cell>
        </table:table-row>
        <table:table-row table:style-name="ro1">
          <table:table-cell office:value-type="string" calcext:value-type="string">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calcext:value-type="string">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XXXX XXXX.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calcext:value-type="string">
            <text:p>Chine Nouvelle</text:p>
          </table:table-cell>
        </table:table-row>
        <table:table-row table:style-name="ro1">
          <table:table-cell office:value-type="string" calcext:value-type="string">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calcext:value-type="string">
            <text:p>Une nouvelle main tendue aux États-Unis. Le Premier ministre canadien XXXX XXXX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calcext:value-type="string">
            <text:p>Mark Carney</text:p>
          </table:table-cell>
        </table:table-row>
        <table:table-row table:style-name="ro1">
          <table:table-cell office:value-type="string" calcext:value-type="string">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calcext:value-type="string">
            <text:p>Encore une alerte aux drones. Le trafic aérien a dû être interrompu pendant près de deux heures à l’aéroport de Berlin-Brandebourg (XXXX)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calcext:value-type="string">
            <text:p>Allemagne</text:p>
          </table:table-cell>
        </table:table-row>
        <table:table-row table:style-name="ro1">
          <table:table-cell office:value-type="string" calcext:value-type="string">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calcext:value-type="string">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XXXX.Le suspect, âgé de 30 ans et qui a un casier judiciaire, a été identifié dans les six heures qui ont suivi, et arrêté, pour « comportement inapproprié et harcèlement », a-t-il précisé.</text:p>
          </table:table-cell>
          <table:table-cell office:value-type="string" calcext:value-type="string">
            <text:p>Dandotiya</text:p>
          </table:table-cell>
        </table:table-row>
        <table:table-row table:style-name="ro1">
          <table:table-cell office:value-type="string" calcext:value-type="string">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 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calcext:value-type="string">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 À ce jour, huit navires et dix avions de combat furtifs F-35 sont mobilisés dans cette zone géographique, épaulés ponctuellement par des bombardiers. La semaine passée, des XXXX se sont aventurés près des côtes vénézuéliennes. Un engin de type B-1B aurait fait de même jeudi, en dépit des dénégations de Donald Trump.</text:p>
          </table:table-cell>
          <table:table-cell office:value-type="string" calcext:value-type="string">
            <text:p>B-52s</text:p>
          </table:table-cell>
        </table:table-row>
        <table:table-row table:style-name="ro1">
          <table:table-cell office:value-type="string" calcext:value-type="string">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text:p>
          </table:table-cell>
          <table:table-cell office:value-type="string" calcext:value-type="string">
            <text:p>Les Irlandais ont voté... Et leur nouvelle présidente, une fonction essentiellement honorifique, élue avec plus 63% des suffrages s’appelle XXXX XXXX, une députée proche des partis de gauche attachée à la neutralité militaire du pays.Déjà donnée largement en tête des sondages précédant l’élection de ce samedi, XXXX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XXXX a affirmé pendant la campagne vouloir être « une présidente pour tous les citoyens, en particulier pour ceux qui sont souvent exclus et réduits au silence ».</text:p>
          </table:table-cell>
          <table:table-cell office:value-type="string" calcext:value-type="string">
            <text:p>Catherine Connolly</text:p>
          </table:table-cell>
        </table:table-row>
        <table:table-row table:style-name="ro1">
          <table:table-cell office:value-type="string" calcext:value-type="string">
            <text:p>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calcext:value-type="string">
            <text:p>On connaît désormais la date. Le procès en appel du journaliste sportif français Christophe Gleizes, condamné en première instance à sept ans de prison ferme en Algérie pour « apologie du terrorisme », a été fixé au 3 décembre, a annoncé vendredi son avocat XXXX XXXX.«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calcext:value-type="string">
            <text:p>Amirouche Bakouri</text:p>
          </table:table-cell>
        </table:table-row>
        <table:table-row table:style-name="ro1">
          <table:table-cell office:value-type="string" calcext:value-type="string">
            <text:p>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calcext:value-type="string">
            <text:p>La polémique enfle. Vingt-quatre heures après les incidents survenus ce jeudi 6 novembre au soir pendant le concert israélien à la XXXX XXXX XXXX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XXXX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calcext:value-type="string">
            <text:p>Philharmonie</text:p>
          </table:table-cell>
        </table:table-row>
        <table:table-row table:style-name="ro1">
          <table:table-cell office:value-type="string" calcext:value-type="string">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calcext:value-type="string">
            <text:p>C’est ce qu’on appelle un serpent de mer. Le sujet de la piétonnisation de la butte XXXX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calcext:value-type="string">
            <text:p>Montmartre</text:p>
          </table:table-cell>
        </table:table-row>
        <table:table-row table:style-name="ro1">
          <table:table-cell office:value-type="string" calcext:value-type="string">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text:p>
          </table:table-cell>
          <table:table-cell office:value-type="string" calcext:value-type="string">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XXXX (XVIIIe arrondissement de Paris). Par conséquent, à 16h30, le boulevard périphérique a été fermé dans les deux sens au niveau de la porte de XXXX. Contacté, les pompiers de Paris indiquent que le feu concerne des « installations précaires », vraisemblablement un squat, sous le boulevard périphérique. D’après nos informations, il s’agirait d’un camp de migrants. </text:p>
          </table:table-cell>
          <table:table-cell office:value-type="string" calcext:value-type="string">
            <text:p>Clignancourt</text:p>
          </table:table-cell>
        </table:table-row>
        <table:table-row table:style-name="ro1">
          <table:table-cell office:value-type="string" calcext:value-type="string">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calcext:value-type="string">
            <text:p>Ras-le-bol. C’est le sentiment qui domine chez les adhérents de l’Association culturelle franco-turque du Val-de-Marne (ACFT 94), rassemblés devant leur centre culturel et cultuel flambant neuf à XXXX,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calcext:value-type="string">
            <text:p>Valenton</text:p>
          </table:table-cell>
        </table:table-row>
        <table:table-row table:style-name="ro1">
          <table:table-cell office:value-type="string" calcext:value-type="string">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text:p>
          </table:table-cell>
          <table:table-cell office:value-type="string" calcext:value-type="string">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XXXX. » Aujourd’hui, les identifications deviennent rarissimes.</text:p>
          </table:table-cell>
          <table:table-cell office:value-type="string" calcext:value-type="string">
            <text:p>Ourcq</text:p>
          </table:table-cell>
        </table:table-row>
        <table:table-row table:style-name="ro1">
          <table:table-cell office:value-type="string" calcext:value-type="string">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calcext:value-type="string">
            <text:p>Les chefs de juridiction du tribunal de XXXX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XXXX est réputé pour ses conditions particulièrement difficiles pour les personnes détenues. En décembre 2024, un homme y avait trouvé la mort. En réaction aux accusations de viols — des faits « inimaginables » et « inacceptables » —, la présidente du tribunal, Anne Auclair-Rabinovitch, a annoncé la création d’une « commission dépôt ». </text:p>
          </table:table-cell>
          <table:table-cell office:value-type="string" calcext:value-type="string">
            <text:p>Bobigny</text:p>
          </table:table-cell>
        </table:table-row>
        <table:table-row table:style-name="ro1">
          <table:table-cell office:value-type="string" calcext:value-type="string">
            <text:p>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calcext:value-type="string">
            <text:p>La révélation, par Libération et XXXX,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XXXX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calcext:value-type="string">
            <text:p>Mediapart</text:p>
          </table:table-cell>
        </table:table-row>
        <table:table-row table:style-name="ro1">
          <table:table-cell office:value-type="string" calcext:value-type="string">
            <text:p>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calcext:value-type="string">
            <text:p>Quatre semaines auront suffi. À peine installée au BHV Marais, la marque de prêt-à-porter féminin XXXX XXXX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calcext:value-type="string">
            <text:p>KarmaKoma</text:p>
          </table:table-cell>
        </table:table-row>
        <table:table-row table:style-name="ro1">
          <table:table-cell office:value-type="string" calcext:value-type="string">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calcext:value-type="string">
            <text:p>Zone de turbulence signalée chez Ryanair. Une hôtesse de l’air basée à XXXX,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calcext:value-type="string">
            <text:p>Charleroi</text:p>
          </table:table-cell>
        </table:table-row>
        <table:table-row table:style-name="ro1">
          <table:table-cell office:value-type="string" calcext:value-type="string">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calcext:value-type="string">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XXXX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calcext:value-type="string">
            <text:p>Japan</text:p>
          </table:table-cell>
        </table:table-row>
        <table:table-row table:style-name="ro1">
          <table:table-cell office:value-type="string" calcext:value-type="string">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calcext:value-type="string">
            <text:p>Le chef de l’État bulgare XXXX XXXX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XXXX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calcext:value-type="string">
            <text:p>Roumen Radev</text:p>
          </table:table-cell>
        </table:table-row>
        <table:table-row table:style-name="ro1">
          <table:table-cell office:value-type="string" calcext:value-type="string">
            <text:p>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calcext:value-type="string">
            <text:p>C’est une scène d’une violence inouïe qui s’est déroulée mercredi 5 novembre, en pleine rue, à XXXX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calcext:value-type="string">
            <text:p>Villejuif</text:p>
          </table:table-cell>
        </table:table-row>
        <table:table-row table:style-name="ro1">
          <table:table-cell office:value-type="string" calcext:value-type="string">
            <text:p>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calcext:value-type="string">
            <text:p>Quel que soit le sujet évoqué, Pascal Lelièvre n’élude rien et a le sens de la formule. Auteur d’une excellente année 2024 ponctuée par plus de 650 000 euros de gains, l’entraîneur installé à Saint-Denis-de-Gastines (XXXX)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calcext:value-type="string">
            <text:p>Mayenne</text:p>
          </table:table-cell>
        </table:table-row>
        <table:table-row table:style-name="ro1">
          <table:table-cell office:value-type="string" calcext:value-type="string">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calcext:value-type="string">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 Et si on regarde de plus près, sur les 13 personnes visées par ces plaintes, 10 d’entre elles travaillent dans des écoles maternelles. Une coïncidence ? Pas vraiment, confie un policier rompu à ce type d’enquêtes.</text:p>
          </table:table-cell>
          <table:table-cell office:value-type="string" calcext:value-type="string">
            <text:p>!!!</text:p>
          </table:table-cell>
        </table:table-row>
        <table:table-row table:style-name="ro1">
          <table:table-cell office:value-type="string" calcext:value-type="string">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calcext:value-type="string">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XXXX XXXX, la directrice du musée a jugé le rapport très critique. « La Cour des comptes a tort d’être aussi sévère », estime Laurence des Cars. </text:p>
          </table:table-cell>
          <table:table-cell office:value-type="string" calcext:value-type="string">
            <text:p>France Info</text:p>
          </table:table-cell>
        </table:table-row>
        <table:table-row table:style-name="ro1">
          <table:table-cell office:value-type="string" calcext:value-type="string">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calcext:value-type="string">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XXXX XXXX,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calcext:value-type="string">
            <text:p>Kam Hugh</text:p>
          </table:table-cell>
        </table:table-row>
        <table:table-row table:style-name="ro1">
          <table:table-cell office:value-type="string" calcext:value-type="string">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calcext:value-type="string">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XXXX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calcext:value-type="string">
            <text:p>Christina</text:p>
          </table:table-cell>
        </table:table-row>
        <table:table-row table:style-name="ro1">
          <table:table-cell office:value-type="string" calcext:value-type="string">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text:p>
          </table:table-cell>
          <table:table-cell office:value-type="string" calcext:value-type="string">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XXXX.</text:p>
          </table:table-cell>
          <table:table-cell office:value-type="string" calcext:value-type="string">
            <text:p>Internet</text:p>
          </table:table-cell>
        </table:table-row>
        <table:table-row table:style-name="ro1">
          <table:table-cell office:value-type="string" calcext:value-type="string">
            <text:p>«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calcext:value-type="string">
            <text:p>« Attention, dossier très politique », prévient-on d’emblée au sein de Paris commerces, l’opérateur du commerce de proximité de la Ville de Paris. Plus de 30 ans après sa création en 1994, le Viaduc des arts de l’avenue XXXX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calcext:value-type="string">
            <text:p>Daumesnil</text:p>
          </table:table-cell>
        </table:table-row>
        <table:table-row table:style-name="ro1">
          <table:table-cell office:value-type="string" calcext:value-type="string">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calcext:value-type="string">
            <text:p>Une chasse au trésor grandeur nature. XXXX,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XXXX invite désormais les plus curieux et les plus téméraires à trouver le précieux sésame à travers une gigantesque chasse au trésor à travers le monde.Depuis le début de l’été, grâce à ses nombreux contacts, XXXX a dispersé à Paris et aux quatre coins du globe 10 000 pièces de monnaie à son effigie, ornées de symboles à décrypter.</text:p>
          </table:table-cell>
          <table:table-cell office:value-type="string" calcext:value-type="string">
            <text:p>Julien Navas</text:p>
          </table:table-cell>
        </table:table-row>
        <table:table-row table:style-name="ro1">
          <table:table-cell office:value-type="string" calcext:value-type="string">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text:p>
          </table:table-cell>
          <table:table-cell office:value-type="string" calcext:value-type="string">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XXXX, le centre opérationnel départemental d’incendie et de secours. Ce n’est pas le genre de choses qu’on fait tous les jours, mais nous avons des femmes et des hommes qui sont parfaitement formés pour ça. »</text:p>
          </table:table-cell>
          <table:table-cell office:value-type="string" calcext:value-type="string">
            <text:p>CODIS</text:p>
          </table:table-cell>
        </table:table-row>
        <table:table-row table:style-name="ro1">
          <table:table-cell office:value-type="string" calcext:value-type="string">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calcext:value-type="string">
            <text:p>Les chefs de juridiction du tribunal de Bobigny ainsi que la bâtonnière du barreau de Seine-Saint-Denis se sont livrés ce vendredi 7 novembre à « une visite approfondie des locaux » du dépôt, a indiqué Jacques Boulard, premier président de la cour d’appel de XXXX.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calcext:value-type="string">
            <text:p>Paris</text:p>
          </table:table-cell>
        </table:table-row>
        <table:table-row table:style-name="ro1">
          <table:table-cell office:value-type="string" calcext:value-type="string">
            <text:p>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calcext:value-type="string">
            <text:p>Les quatre grands peupliers du square des Maures, le long du canal Saint-Martin dans le Xe arrondissement de Paris, ont été abattus jeudi 6 novembre. En cause : l’arrachage de leurs racines par l’entreprise Fayolle-XXXX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calcext:value-type="string">
            <text:p>Génie</text:p>
          </table:table-cell>
        </table:table-row>
        <table:table-row table:style-name="ro1">
          <table:table-cell office:value-type="string" calcext:value-type="string">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calcext:value-type="string">
            <text:p>Il tenait à l’annoncer dans le bulletin municipal qui vient tout juste de paraître, mais la nouvelle s’était déjà largement répandue : XXXX XXXX,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XXXX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calcext:value-type="string">
            <text:p>BrunoCoradetti</text:p>
          </table:table-cell>
        </table:table-row>
        <table:table-row table:style-name="ro1">
          <table:table-cell office:value-type="string" calcext:value-type="string">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calcext:value-type="string">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XXXX,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calcext:value-type="string">
            <text:p>Chunlei</text:p>
          </table:table-cell>
        </table:table-row>
        <table:table-row table:style-name="ro1">
          <table:table-cell office:value-type="string" calcext:value-type="string">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calcext:value-type="string">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XXXX,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calcext:value-type="string">
            <text:p>Transdev</text:p>
          </table:table-cell>
        </table:table-row>
        <table:table-row table:style-name="ro1">
          <table:table-cell office:value-type="string" calcext:value-type="string">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calcext:value-type="string">
            <text:p>« Toutes les voies mènent à Rome, mais toutes les voies ne mènent pas aux XXXX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XXXX,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calcext:value-type="string">
            <text:p>Bergeries</text:p>
          </table:table-cell>
        </table:table-row>
        <table:table-row table:style-name="ro1">
          <table:table-cell office:value-type="string" calcext:value-type="string">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calcext:value-type="string">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XXXX, c’est que les flammes ont rapidement pu être éteintes grâce aux voisins du couple, premières victimes du feu, qui habitent la partie avant de cet immeuble divisé en deux.</text:p>
          </table:table-cell>
          <table:table-cell office:value-type="string" calcext:value-type="string">
            <text:p>Beauvais</text:p>
          </table:table-cell>
        </table:table-row>
        <table:table-row table:style-name="ro1">
          <table:table-cell office:value-type="string" calcext:value-type="string">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calcext:value-type="string">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XXXX.</text:p>
          </table:table-cell>
          <table:table-cell office:value-type="string" calcext:value-type="string">
            <text:p>Instagram</text:p>
          </table:table-cell>
        </table:table-row>
        <table:table-row table:style-name="ro1">
          <table:table-cell office:value-type="string" calcext:value-type="string">
            <text:p>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calcext:value-type="string">
            <text:p>Les balades en chiens de traîneau ne sont pas réservées qu’aux paysages enneigés de la Laponie ou du Grand Nord canadien. Ce week-end, des centaines de Huskys, de Malamutes ou de XXXX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calcext:value-type="string">
            <text:p>Groenlandais</text:p>
          </table:table-cell>
        </table:table-row>
        <table:table-row table:style-name="ro1">
          <table:table-cell office:value-type="string" calcext:value-type="string">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text:p>
          </table:table-cell>
          <table:table-cell office:value-type="string" calcext:value-type="string">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XXXX. Cette fois-ci, l’auteur a choisi la marche des femmes les 5 et 6 octobre vers Versailles, qui entraînera la fuite du couple royal. </text:p>
          </table:table-cell>
          <table:table-cell office:value-type="string" calcext:value-type="string">
            <text:p>romans</text:p>
          </table:table-cell>
        </table:table-row>
        <table:table-row table:style-name="ro1">
          <table:table-cell office:value-type="string" calcext:value-type="string">
            <text:p>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calcext:value-type="string">
            <text:p>Le pire a été évité, mais de justesse. Un enfant de 11 ans en arrêt cardiorespiratoire a été réanimé après une noyade survenue à la piscine municipale de XXXX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calcext:value-type="string">
            <text:p>Creil</text:p>
          </table:table-cell>
        </table:table-row>
        <table:table-row table:style-name="ro1">
          <table:table-cell office:value-type="string" calcext:value-type="string">
            <text:p>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calcext:value-type="string">
            <text:p>Ces médicaments valent plus cher que l’or. Un homme et une femme, âgés de 31 et 32 ans, ont été mis en examen le 24 octobre par un juge d’instruction de XXX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calcext:value-type="string">
            <text:p>Meaux</text:p>
          </table:table-cell>
        </table:table-row>
        <table:table-row table:style-name="ro1">
          <table:table-cell office:value-type="string" calcext:value-type="string">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calcext:value-type="string">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XXXX XXXX. Mais surtout parce que depuis sa tendre enfance, il est un inconditionnel de la marque de jouets danoise, numéro un mondial du secteur.</text:p>
          </table:table-cell>
          <table:table-cell office:value-type="string" calcext:value-type="string">
            <text:p>George Lucas</text:p>
          </table:table-cell>
        </table:table-row>
        <table:table-row table:style-name="ro1">
          <table:table-cell office:value-type="string" calcext:value-type="string">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calcext:value-type="string">
            <text:p>« J’espère que le tribunal rétablira la vérité. » Au terme de son procès pour faillite frauduleuse en septembre dernier, le magnat du cinéma Tarak ben XXXX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XXXX est coupable de banqueroute par détournements d’actifs, ont estimé les juges. Les opérations effectuées ont en réalité déséquilibré et dépouillé le groupe Quinta Industries. » Filiale d’une holding dont Tarak ben XXXX était l’actionnaire, celui-ci a périclité au début des années 2000 quand s’est imposée la numérisation des films.</text:p>
          </table:table-cell>
          <table:table-cell office:value-type="string" calcext:value-type="string">
            <text:p>Ammar</text:p>
          </table:table-cell>
        </table:table-row>
        <table:table-row table:style-name="ro1">
          <table:table-cell office:value-type="string" calcext:value-type="string">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calcext:value-type="string">
            <text:p>Cela sonne comme un dernier coup de poker signé XXXX XXXX.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calcext:value-type="string">
            <text:p>André Santini</text:p>
          </table:table-cell>
        </table:table-row>
        <table:table-row table:style-name="ro1">
          <table:table-cell office:value-type="string" calcext:value-type="string">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calcext:value-type="string">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XXXX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calcext:value-type="string">
            <text:p>Nahel</text:p>
          </table:table-cell>
        </table:table-row>
        <table:table-row table:style-name="ro1">
          <table:table-cell office:value-type="string" calcext:value-type="string">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calcext:value-type="string">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XXXX)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calcext:value-type="string">
            <text:p>LR</text:p>
          </table:table-cell>
        </table:table-row>
        <table:table-row table:style-name="ro1">
          <table:table-cell office:value-type="string" calcext:value-type="string">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calcext:value-type="string">
            <text:p>Donner le nom d’un joueur d’échecs à une rue n’est pas un usage sans risque. La preuve à Asnières où, après la controverse Karpov, rebondit une nouvelle polémique autour d’une star de la discipline si chère au maire XXXX XXXX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calcext:value-type="string">
            <text:p>Manuel Aeschlimann</text:p>
          </table:table-cell>
        </table:table-row>
        <table:table-row table:style-name="ro1">
          <table:table-cell office:value-type="string" calcext:value-type="string">
            <text:p>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calcext:value-type="string">
            <text:p>Gros incendie dans l’usine Panzani, à XXXX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calcext:value-type="string">
            <text:p>Gennevilliers</text:p>
          </table:table-cell>
        </table:table-row>
        <table:table-row table:style-name="ro1">
          <table:table-cell office:value-type="string" calcext:value-type="string">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calcext:value-type="string">
            <text:p>La brigade des sapeurs-pompiers de Paris a dépêché quelque quarante hommes et une quinzaine d’engins pour maîtriser le sinistre. Par précaution, à cause d’un risque d’explosion dans les silos, seize personnes se trouvant dans les locaux de l’usine, située avenue XXXX,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calcext:value-type="string">
            <text:p>Louis-Roche</text:p>
          </table:table-cell>
        </table:table-row>
        <table:table-row table:style-name="ro1">
          <table:table-cell office:value-type="string" calcext:value-type="string">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calcext:value-type="string">
            <text:p>Préparez les coupe-vent et autres K-Way ! Ce jeudi, la tempête Benjamin débarque sur la France, en provenance de l’XXXX.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calcext:value-type="string">
            <text:p>Ouest</text:p>
          </table:table-cell>
        </table:table-row>
        <table:table-row table:style-name="ro1">
          <table:table-cell office:value-type="string" calcext:value-type="string">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calcext:value-type="string">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XXXX XXXX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calcext:value-type="string">
            <text:p>Éric Delienne</text:p>
          </table:table-cell>
        </table:table-row>
        <table:table-row table:style-name="ro1">
          <table:table-cell office:value-type="string" calcext:value-type="string">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calcext:value-type="string">
            <text:p>« Enfin ! » Patrice Leclerc est soulagé. Le maire (XXXX)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calcext:value-type="string">
            <text:p>PCF</text:p>
          </table:table-cell>
        </table:table-row>
        <table:table-row table:style-name="ro1">
          <table:table-cell office:value-type="string" calcext:value-type="string">
            <text:p>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calcext:value-type="string">
            <text:p>Un mois après la découverte, le 22 septembre, de son corps décomposé, Mohand Alouache, mort dans l’isolement et le dénuement à XXXX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calcext:value-type="string">
            <text:p>Montrouge</text:p>
          </table:table-cell>
        </table:table-row>
        <table:table-row table:style-name="ro1">
          <table:table-cell office:value-type="string" calcext:value-type="string">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calcext:value-type="string">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XXXX XXXX. Elle aussi sommelière et meilleure apprentie de France 2019, elle a notamment travaillé chez Halo, un lieu hybride du Marais entre mode, design et gastronomie. </text:p>
          </table:table-cell>
          <table:table-cell office:value-type="string" calcext:value-type="string">
            <text:p>Irène Jaubert</text:p>
          </table:table-cell>
        </table:table-row>
        <table:table-row table:style-name="ro1">
          <table:table-cell office:value-type="string" calcext:value-type="string">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calcext:value-type="string">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XXXX de ses soupçons de fraude à l’épreuve théorique de l’examen du permis de conduire.Depuis début septembre, des policiers de la brigade de police administrative et des enquêtes générales (BPAEG) du commissariat de police de XXXX-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calcext:value-type="string">
            <text:p>Melun</text:p>
          </table:table-cell>
        </table:table-row>
        <table:table-row table:style-name="ro1">
          <table:table-cell office:value-type="string" calcext:value-type="string">
            <text:p>«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calcext:value-type="string">
            <text:p>« Nous sommes en train de stopper l’hémorragie. C’est le résultat de quatre années de travail collectif mené, dans le cadre du XXXX XXXX XXXX,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calcext:value-type="string">
            <text:p>Pacte Santé 77</text:p>
          </table:table-cell>
        </table:table-row>
        <table:table-row table:style-name="ro1">
          <table:table-cell office:value-type="string" calcext:value-type="string">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calcext:value-type="string">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XXXX) permettant des aides d’État à l’installation de nouveaux praticiens. Si la Seine-Saint-Denis, la Seine-et-Marne et le Val-d’Oise sont les trois départements les plus concernés, aucun n’y échappe.</text:p>
          </table:table-cell>
          <table:table-cell office:value-type="string" calcext:value-type="string">
            <text:p>ZI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16T11:22:36.522649528</dc:date>
    <meta:editing-duration>PT3M4S</meta:editing-duration>
    <meta:editing-cycles>1</meta:editing-cycles>
    <meta:document-statistic meta:table-count="1" meta:cell-count="297" meta:object-count="0"/>
  </office:meta>
</office:document-meta>
</file>